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Helvetica1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Helvetica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Helvetica1" fo:font-size="11pt" style:font-size-asian="11pt" style:font-size-complex="11pt"/>
    </style:style>
    <style:style style:name="P4" style:family="paragraph" style:parent-style-name="Standard">
      <style:text-properties fo:color="#000000" style:font-name="Helvetica1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Helvetica1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1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Helvetica1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Helvetica1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Helvetica1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1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Helvetica1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Helvetica1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Helvetica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1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1" fo:font-size="11pt" style:font-size-asian="11pt" style:font-size-complex="11pt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1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18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Helvetica1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6" style:family="text">
      <style:text-properties style:font-name="Arial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7" style:family="text">
      <style:text-properties fo:color="#080808" style:font-name="Arial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" style:family="text">
      <style:text-properties fo:color="#080808" fo:font-size="16pt" fo:font-weight="normal" style:font-name-asian="Courier New" style:font-size-asian="16pt" style:font-weight-asian="normal" style:font-name-complex="Courier New" style:font-size-complex="16pt" style:font-weight-complex="normal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2"/>
      <text:p text:style-name="P4"/>
      <text:p text:style-name="P4"/>
      <text:p text:style-name="P5">%=LETTRE_CONCERNE=%</text:p>
      <text:p text:style-name="P8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9">%=LETTRE_PARA3=%<text:span text:style-name="T1">%=LETTRE_PARA3_EXPOSANT1=%</text:span> %=LETTRE_PARA3_SUITE1=%</text:p>
      <text:list xml:id="list9176697481866760584" text:style-name="L1">
        <text:list-item>
          <text:p text:style-name="P16">%=remLineWhenBlank(LETTRE_PUCE1_A)=%</text:p>
        </text:list-item>
        <text:list-item>
          <text:p text:style-name="P16">%=remLineWhenBlank(LETTRE_PUCE1_B)=%</text:p>
        </text:list-item>
        <text:list-item>
          <text:p text:style-name="P16">%=remLineWhenBlank(LETTRE_PUCE1_C)=%</text:p>
        </text:list-item>
        <text:list-item>
          <text:p text:style-name="P16">%=remLineWhenBlank(LETTRE_PUCE1_D)=%</text:p>
        </text:list-item>
      </text:list>
      <text:p text:style-name="P7"/>
      <text:p text:style-name="P3">%=LETTRE_PARA4=%</text:p>
      <text:list xml:id="list7056328034408252845" text:style-name="L2">
        <text:list-item>
          <text:p text:style-name="P18">%=remLineWhenBlank(LETTRE_PUCE2_A)=%</text:p>
        </text:list-item>
        <text:list-item>
          <text:p text:style-name="P18">%=remLineWhenBlank(LETTRE_PUCE2_B)=%</text:p>
        </text:list-item>
        <text:list-item>
          <text:p text:style-name="P18">%=remLineWhenBlank(LETTRE_PUCE2_C)=%</text:p>
        </text:list-item>
        <text:list-item>
          <text:p text:style-name="P18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17">%=remLineWhenBlank(LETTRE_PARA6,1)=%<text:span text:style-name="T8"> </text:span><text:span text:style-name="T5">□ <text:s text:c="28"/></text:span>%=LETTRE_PARA6_SUITE1=%<text:span text:style-name="T8"> </text:span><text:span text:style-name="T5">□ 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%=remLineWhenBlank(LETTRE_PARA7,1)=%</text:p>
          </table:table-cell>
          <table:table-cell table:style-name="Tableau1.A1" office:value-type="string">
            <text:p text:style-name="P13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%=remLineWhenBlank(LETTRE_PARA8,1)=%</text:p>
          </table:table-cell>
          <table:table-cell table:style-name="Tableau2.A1" office:value-type="string">
            <text:p text:style-name="P13">%=remLineWhenBlank(LETTRE_PARA8_SUITE1,1)=%</text:p>
          </table:table-cell>
        </table:table-row>
      </table:table>
      <text:p text:style-name="P6"/>
      <text:p text:style-name="P11">%=remLineWhenBlank(LETTRE_PARA9,1)=%</text:p>
      <text:p text:style-name="P11"/>
      <text:p text:style-name="P11">%=remLineWhenBlank(LETTRE_PARA10,1)=%</text:p>
      <text:p text:style-name="P11"/>
      <text:p text:style-name="P11">%=remLineWhenBlank(LETTRE_PARA11,1)=%</text:p>
      <text:p text:style-name="P3"/>
      <text:p text:style-name="P14">%#include <text:s/>signatures/CCVD/standard#%</text:p>
      <text:p text:style-name="P14"/>
      <text:p text:style-name="P14">%=pushToEnd()=%</text:p>
      <text:p text:style-name="P15"><text:span text:style-name="T3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13:07.84</dc:date>
    <meta:print-date>2008-11-18T12:45:06</meta:print-date>
    <meta:editing-cycles>266</meta:editing-cycles>
    <meta:editing-duration>PT18H6M48S</meta:editing-duration>
    <meta:document-statistic meta:table-count="2" meta:image-count="0" meta:object-count="0" meta:page-count="1" meta:paragraph-count="27" meta:word-count="47" meta:character-count="1166"/>
    <meta:user-defined meta:name="Info 1"/>
    <meta:user-defined meta:name="Info 2"/>
    <meta:user-defined meta:name="Info 3"/>
    <meta:user-defined meta:name="Info 4"/>
  </office:meta>
</office:document-meta>
</file>